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67.89628" calcext:value-type="currency">
            <text:p>$11 167,90</text:p>
          </table:table-cell>
          <table:table-cell table:style-name="ce41" table:formula="of:=[.A163]*budgetjour-[.O163]" office:value-type="currency" office:currency="USD" office:value="4384.10372" calcext:value-type="currency">
            <text:p>$4 384,10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67.89628" calcext:value-type="currency">
            <text:p>$11 167,90</text:p>
          </table:table-cell>
          <table:table-cell table:style-name="ce41" table:formula="of:=[.A164]*budgetjour-[.O164]" office:value-type="currency" office:currency="USD" office:value="4480.10372" calcext:value-type="currency">
            <text:p>$4 480,10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09.39628" calcext:value-type="currency">
            <text:p>$11 209,40</text:p>
          </table:table-cell>
          <table:table-cell table:style-name="ce41" table:formula="of:=[.A165]*budgetjour-[.O165]" office:value-type="currency" office:currency="USD" office:value="4534.60372" calcext:value-type="currency">
            <text:p>$4 534,60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75.99628" calcext:value-type="currency">
            <text:p>$11 376,00</text:p>
          </table:table-cell>
          <table:table-cell table:style-name="ce41" table:formula="of:=[.A166]*budgetjour-[.O166]" office:value-type="currency" office:currency="USD" office:value="4464.00372" calcext:value-type="currency">
            <text:p>$4 464,00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46.09628" calcext:value-type="currency">
            <text:p>$11 546,10</text:p>
          </table:table-cell>
          <table:table-cell table:style-name="ce41" table:formula="of:=[.A167]*budgetjour-[.O167]" office:value-type="currency" office:currency="USD" office:value="4389.90372" calcext:value-type="currency">
            <text:p>$4 389,90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81.74628" calcext:value-type="currency">
            <text:p>$11 681,75</text:p>
          </table:table-cell>
          <table:table-cell table:style-name="ce41" table:formula="of:=[.A168]*budgetjour-[.O168]" office:value-type="currency" office:currency="USD" office:value="4350.25372" calcext:value-type="currency">
            <text:p>$4 350,25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table:number-columns-repeated="2"/>
          <table:table-cell table:style-name="ce13" table:formula="of:=[.F168]+[.E169]" office:value-type="float" office:value="8689" calcext:value-type="float">
            <text:p>8689</text:p>
          </table:table-cell>
          <table:table-cell/>
          <table:table-cell table:formula="of:=[.H168]+[.G169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681.74628" calcext:value-type="currency">
            <text:p>$11 681,75</text:p>
          </table:table-cell>
          <table:table-cell table:style-name="ce41" table:formula="of:=[.A169]*budgetjour-[.O169]" office:value-type="currency" office:currency="USD" office:value="4446.25372" calcext:value-type="currency">
            <text:p>$4 446,25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689" calcext:value-type="float">
            <text:p>8689</text:p>
          </table:table-cell>
          <table:table-cell/>
          <table:table-cell table:formula="of:=[.H169]+[.G170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681.74628" calcext:value-type="currency">
            <text:p>$11 681,75</text:p>
          </table:table-cell>
          <table:table-cell table:style-name="ce41" table:formula="of:=[.A170]*budgetjour-[.O170]" office:value-type="currency" office:currency="USD" office:value="4542.25372" calcext:value-type="currency">
            <text:p>$4 542,25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689" calcext:value-type="float">
            <text:p>8689</text:p>
          </table:table-cell>
          <table:table-cell/>
          <table:table-cell table:formula="of:=[.H170]+[.G171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681.74628" calcext:value-type="currency">
            <text:p>$11 681,75</text:p>
          </table:table-cell>
          <table:table-cell table:style-name="ce41" table:formula="of:=[.A171]*budgetjour-[.O171]" office:value-type="currency" office:currency="USD" office:value="4638.25372" calcext:value-type="currency">
            <text:p>$4 638,25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689" calcext:value-type="float">
            <text:p>8689</text:p>
          </table:table-cell>
          <table:table-cell/>
          <table:table-cell table:formula="of:=[.H171]+[.G172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681.74628" calcext:value-type="currency">
            <text:p>$11 681,75</text:p>
          </table:table-cell>
          <table:table-cell table:style-name="ce41" table:formula="of:=[.A172]*budgetjour-[.O172]" office:value-type="currency" office:currency="USD" office:value="4734.25372" calcext:value-type="currency">
            <text:p>$4 734,25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689" calcext:value-type="float">
            <text:p>8689</text:p>
          </table:table-cell>
          <table:table-cell/>
          <table:table-cell table:formula="of:=[.H172]+[.G173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681.74628" calcext:value-type="currency">
            <text:p>$11 681,75</text:p>
          </table:table-cell>
          <table:table-cell table:style-name="ce41" table:formula="of:=[.A173]*budgetjour-[.O173]" office:value-type="currency" office:currency="USD" office:value="4830.25372" calcext:value-type="currency">
            <text:p>$4 830,25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689" calcext:value-type="float">
            <text:p>8689</text:p>
          </table:table-cell>
          <table:table-cell/>
          <table:table-cell table:formula="of:=[.H173]+[.G174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681.74628" calcext:value-type="currency">
            <text:p>$11 681,75</text:p>
          </table:table-cell>
          <table:table-cell table:style-name="ce41" table:formula="of:=[.A174]*budgetjour-[.O174]" office:value-type="currency" office:currency="USD" office:value="4926.25372" calcext:value-type="currency">
            <text:p>$4 926,25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689" calcext:value-type="float">
            <text:p>8689</text:p>
          </table:table-cell>
          <table:table-cell/>
          <table:table-cell table:formula="of:=[.H174]+[.G175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681.74628" calcext:value-type="currency">
            <text:p>$11 681,75</text:p>
          </table:table-cell>
          <table:table-cell table:style-name="ce41" table:formula="of:=[.A175]*budgetjour-[.O175]" office:value-type="currency" office:currency="USD" office:value="5022.25372" calcext:value-type="currency">
            <text:p>$5 022,25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689" calcext:value-type="float">
            <text:p>8689</text:p>
          </table:table-cell>
          <table:table-cell/>
          <table:table-cell table:formula="of:=[.H175]+[.G176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681.74628" calcext:value-type="currency">
            <text:p>$11 681,75</text:p>
          </table:table-cell>
          <table:table-cell table:style-name="ce41" table:formula="of:=[.A176]*budgetjour-[.O176]" office:value-type="currency" office:currency="USD" office:value="5118.25372" calcext:value-type="currency">
            <text:p>$5 118,25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689" calcext:value-type="float">
            <text:p>8689</text:p>
          </table:table-cell>
          <table:table-cell/>
          <table:table-cell table:formula="of:=[.H176]+[.G177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681.74628" calcext:value-type="currency">
            <text:p>$11 681,75</text:p>
          </table:table-cell>
          <table:table-cell table:style-name="ce41" table:formula="of:=[.A177]*budgetjour-[.O177]" office:value-type="currency" office:currency="USD" office:value="5214.25372" calcext:value-type="currency">
            <text:p>$5 214,25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689" calcext:value-type="float">
            <text:p>8689</text:p>
          </table:table-cell>
          <table:table-cell/>
          <table:table-cell table:formula="of:=[.H177]+[.G178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681.74628" calcext:value-type="currency">
            <text:p>$11 681,75</text:p>
          </table:table-cell>
          <table:table-cell table:style-name="ce41" table:formula="of:=[.A178]*budgetjour-[.O178]" office:value-type="currency" office:currency="USD" office:value="5310.25372" calcext:value-type="currency">
            <text:p>$5 310,25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689" calcext:value-type="float">
            <text:p>8689</text:p>
          </table:table-cell>
          <table:table-cell/>
          <table:table-cell table:formula="of:=[.H178]+[.G179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681.74628" calcext:value-type="currency">
            <text:p>$11 681,75</text:p>
          </table:table-cell>
          <table:table-cell table:style-name="ce41" table:formula="of:=[.A179]*budgetjour-[.O179]" office:value-type="currency" office:currency="USD" office:value="5406.25372" calcext:value-type="currency">
            <text:p>$5 406,25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689" calcext:value-type="float">
            <text:p>8689</text:p>
          </table:table-cell>
          <table:table-cell/>
          <table:table-cell table:formula="of:=[.H179]+[.G180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681.74628" calcext:value-type="currency">
            <text:p>$11 681,75</text:p>
          </table:table-cell>
          <table:table-cell table:style-name="ce41" table:formula="of:=[.A180]*budgetjour-[.O180]" office:value-type="currency" office:currency="USD" office:value="5502.25372" calcext:value-type="currency">
            <text:p>$5 502,25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689" calcext:value-type="float">
            <text:p>8689</text:p>
          </table:table-cell>
          <table:table-cell/>
          <table:table-cell table:formula="of:=[.H180]+[.G181]" office:value-type="float" office:value="40345" calcext:value-type="float">
            <text:p>4034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681.74628" calcext:value-type="currency">
            <text:p>$11 681,75</text:p>
          </table:table-cell>
          <table:table-cell table:style-name="ce41" table:formula="of:=[.A181]*budgetjour-[.O181]" office:value-type="currency" office:currency="USD" office:value="5598.25372" calcext:value-type="currency">
            <text:p>$5 598,25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430.634901538461" calcext:value-type="currency">
            <text:p>$430,63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9T22:39:25.569000000</dc:date>
    <meta:editing-duration>P149DT12H28M53S</meta:editing-duration>
    <meta:editing-cycles>420</meta:editing-cycles>
    <meta:document-statistic meta:table-count="5" meta:cell-count="3342" meta:object-count="0"/>
  </office:meta>
</office:document-meta>
</file>